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Source Code Pro" svg:font-family="'Source Code Pro'"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text-properties style:text-underline-style="solid" style:text-underline-width="auto" style:text-underline-color="font-color" fo:font-weight="bold" style:font-weight-asian="bold" style:font-weight-complex="bold"/>
    </style:style>
    <style:style style:name="P2" style:family="paragraph" style:parent-style-name="Quotations">
      <style:text-properties style:text-underline-style="none" fo:font-weight="normal" officeooo:rsid="00054efc" officeooo:paragraph-rsid="00054efc" style:font-weight-asian="normal" style:font-weight-complex="normal"/>
    </style:style>
    <style:style style:name="P3" style:family="paragraph" style:parent-style-name="Title">
      <style:text-properties officeooo:paragraph-rsid="00054efc"/>
    </style:style>
    <style:style style:name="P4" style:family="paragraph" style:parent-style-name="Title">
      <style:text-properties fo:font-weight="bold" style:font-weight-asian="bold" style:font-weight-complex="bold"/>
    </style:style>
    <style:style style:name="P5" style:family="paragraph" style:parent-style-name="Title" style:master-page-name="First_20_Page">
      <style:paragraph-properties style:page-number="auto"/>
      <style:text-properties officeooo:paragraph-rsid="00054efc"/>
    </style:style>
    <style:style style:name="P6" style:family="paragraph" style:parent-style-name="Heading_20_1">
      <style:text-properties officeooo:rsid="0001e408" officeooo:paragraph-rsid="0001e408"/>
    </style:style>
    <style:style style:name="P7" style:family="paragraph" style:parent-style-name="Heading_20_1">
      <style:text-properties officeooo:paragraph-rsid="0001e408"/>
    </style:style>
    <style:style style:name="P8" style:family="paragraph" style:parent-style-name="Heading_20_2">
      <style:text-properties officeooo:rsid="0003845c" officeooo:paragraph-rsid="0003845c"/>
    </style:style>
    <style:style style:name="P9" style:family="paragraph" style:parent-style-name="Heading_20_2">
      <style:text-properties officeooo:rsid="00054efc"/>
    </style:style>
    <style:style style:name="P10" style:family="paragraph" style:parent-style-name="Text_20_body">
      <style:text-properties officeooo:rsid="0001e408"/>
    </style:style>
    <style:style style:name="P11" style:family="paragraph" style:parent-style-name="Text_20_body">
      <style:text-properties officeooo:rsid="0001e408" officeooo:paragraph-rsid="0001e408"/>
    </style:style>
    <style:style style:name="P12" style:family="paragraph" style:parent-style-name="Text_20_body">
      <style:text-properties officeooo:paragraph-rsid="0001e408"/>
    </style:style>
    <style:style style:name="P13" style:family="paragraph" style:parent-style-name="Text_20_body">
      <style:text-properties officeooo:paragraph-rsid="00054efc"/>
    </style:style>
    <style:style style:name="P14" style:family="paragraph" style:parent-style-name="Text_20_body">
      <style:text-properties officeooo:rsid="00054efc" officeooo:paragraph-rsid="00054efc"/>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Footer">
      <style:text-properties officeooo:rsid="0003845c" officeooo:paragraph-rsid="0003845c"/>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1e408"/>
    </style:style>
    <style:style style:name="T2" style:family="text">
      <style:text-properties officeooo:rsid="0003845c"/>
    </style:style>
    <style:style style:name="T3" style:family="text">
      <style:text-properties officeooo:rsid="00054e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5a04f"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
      <text:p text:style-name="P3"/>
      <text:p text:style-name="P4">Dossier Projet de <text:span text:style-name="T3">F</text:span>in <text:span text:style-name="T3">d</text:span>'<text:span text:style-name="T3">A</text:span>nnée</text:p>
      <text:p text:style-name="Title">Robots contrôlés par smartphone</text:p>
      <text:p text:style-name="P3"/>
      <text:p text:style-name="P3"><text:s/></text:p>
      <text:p text:style-name="Subtitle">Informatique et <text:span text:style-name="T1">S</text:span>ciences du <text:span text:style-name="T1">Numérique</text:span> </text:p>
      <text:p text:style-name="Subtitle">Lycée de Kerichen Brest</text:p>
      <text:p text:style-name="Subtitle"><text:span text:style-name="T1">A</text:span>nnée 2015-201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p>
      <text:p text:style-name="P11">le but visé et les moyens choisis pour atteindre ce but ;</text:p>
      <text:p text:style-name="P11">• la démarche de projet qui a conduit au résultat tel que présenté ;</text:p>
      <text:p text:style-name="P11">• la dimension collaborative du projet liée au travail en équipe (2 à 3 élèves).</text:p>
      <text:p text:style-name="P11"/>
      <text:p text:style-name="P11"/>
      <text:p text:style-name="P1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5"><text:a xlink:type="simple" xlink:href="#__RefHeading___Toc105_1570085327" text:style-name="Index_20_Link" text:visited-style-name="Index_20_Link"><text:s/>I.Objectif et solutions techniques retenues<text:tab/>3</text:a></text:p>
          <text:p text:style-name="P17"><text:a xlink:type="simple" xlink:href="#__RefHeading___Toc114_1570085327" text:style-name="Index_20_Link" text:visited-style-name="Index_20_Link"><text:s/>A.Présentation<text:tab/>3</text:a></text:p>
          <text:p text:style-name="P17"><text:a xlink:type="simple" xlink:href="#__RefHeading___Toc116_1570085327" text:style-name="Index_20_Link" text:visited-style-name="Index_20_Link"><text:s/>B.Objectif du projet<text:tab/>3</text:a></text:p>
          <text:p text:style-name="P17"><text:a xlink:type="simple" xlink:href="#__RefHeading___Toc222_1570085327" text:style-name="Index_20_Link" text:visited-style-name="Index_20_Link"><text:s/>C.Présentation des solutions techniques<text:tab/>3</text:a></text:p>
          <text:p text:style-name="P15"><text:a xlink:type="simple" xlink:href="#__RefHeading___Toc107_1570085327" text:style-name="Index_20_Link" text:visited-style-name="Index_20_Link"><text:s/>II.Réalisation et problèmes rencontrés<text:tab/>3</text:a></text:p>
          <text:p text:style-name="P17"><text:a xlink:type="simple" xlink:href="#__RefHeading___Toc224_1570085327" text:style-name="Index_20_Link" text:visited-style-name="Index_20_Link"><text:s/>A.Réalisation<text:tab/>3</text:a></text:p>
          <text:p text:style-name="P18"><text:a xlink:type="simple" xlink:href="#__RefHeading___Toc226_1570085327" text:style-name="Index_20_Link" text:visited-style-name="Index_20_Link"><text:s/>i.Le robot<text:tab/>3</text:a></text:p>
          <text:p text:style-name="P18"><text:a xlink:type="simple" xlink:href="#__RefHeading___Toc228_1570085327" text:style-name="Index_20_Link" text:visited-style-name="Index_20_Link"><text:s/>ii.Le serveur<text:tab/>4</text:a></text:p>
          <text:p text:style-name="P18"><text:a xlink:type="simple" xlink:href="#__RefHeading___Toc230_1570085327" text:style-name="Index_20_Link" text:visited-style-name="Index_20_Link"><text:s/>iii.L'interface de contrôle<text:tab/>4</text:a></text:p>
          <text:p text:style-name="P17"><text:a xlink:type="simple" xlink:href="#__RefHeading___Toc232_1570085327" text:style-name="Index_20_Link" text:visited-style-name="Index_20_Link"><text:s/>B.Problèmes rencontrés<text:tab/>4</text:a></text:p>
          <text:p text:style-name="P15"><text:a xlink:type="simple" xlink:href="#__RefHeading___Toc109_1570085327" text:style-name="Index_20_Link" text:visited-style-name="Index_20_Link"><text:s/>III.Partie personnelle<text:tab/>4</text:a></text:p>
          <text:p text:style-name="P15"><text:a xlink:type="simple" xlink:href="#__RefHeading___Toc111_1570085327" text:style-name="Index_20_Link" text:visited-style-name="Index_20_Link"><text:s/>IV.Annexes<text:tab/>4</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h text:style-name="P7" text:outline-level="1"><text:bookmark-start text:name="__RefHeading___Toc105_1570085327"/><text:span text:style-name="T1">Objectif et solutions techniques retenues</text:span><text:bookmark-end text:name="__RefHeading___Toc105_1570085327"/></text:h>
      <text:h text:style-name="Heading_20_2" text:outline-level="2"><text:bookmark-start text:name="__RefHeading___Toc114_1570085327"/><text:span text:style-name="T2">Présentation</text:span><text:bookmark-end text:name="__RefHeading___Toc114_1570085327"/></text:h>
      <text:h text:style-name="P8" text:outline-level="2"><text:bookmark-start text:name="__RefHeading___Toc116_1570085327"/>Objectif du projet<text:bookmark-end text:name="__RefHeading___Toc116_1570085327"/></text:h>
      <text:p text:style-name="P13">L'objectif de notre projet est d<text:span text:style-name="T3">'avoir</text:span> des petits robots contrôlés avec un smartphone. Le but de ces robots seraient de créer un jeu où il faut viser une cible située sur l'autre robot avec un laser pour gagner. </text:p>
      <text:h text:style-name="Heading_20_2" text:outline-level="2"><text:bookmark-start text:name="__RefHeading___Toc222_1570085327"/>Présentation des solutions technique<text:span text:style-name="T3">s</text:span><text:bookmark-end text:name="__RefHeading___Toc222_1570085327"/></text:h>
      <text:h text:style-name="P7" text:outline-level="1"><text:bookmark-start text:name="__RefHeading___Toc107_1570085327"/><text:span text:style-name="T1">Réalisation et problèmes rencontrés</text:span><text:bookmark-end text:name="__RefHeading___Toc107_1570085327"/></text:h>
      <text:h text:style-name="P9" text:outline-level="2"><text:bookmark-start text:name="__RefHeading___Toc224_1570085327"/>Réalisation<text:bookmark-end text:name="__RefHeading___Toc224_1570085327"/></text:h>
      <text:h text:style-name="Heading_20_3" text:outline-level="3"><text:bookmark-start text:name="__RefHeading___Toc226_1570085327"/><text:span text:style-name="T2">L</text:span>e robot<text:bookmark-end text:name="__RefHeading___Toc226_1570085327"/></text:h>
      <text:p text:style-name="P14">Nous avons choisis d'utiliser des kits de robots à assembler de type RÉFÉRENCE.<text:span text:style-name="T5"> C'est petit robot sont très simple, ils sont composés de deux roues montées sur des motoréducteurs, assembl</text:span><text:span text:style-name="T6">ées</text:span><text:span text:style-name="T5"> sur un châssis découpé dans une plaque d'acrylique. Le petit robot est contrôl</text:span><text:span text:style-name="T6">é</text:span><text:span text:style-name="T5"> par une carte électronique Arduino.</text:span></text:p>
      <text:p text:style-name="P1"><text:span text:style-name="T5">Carte Arduino :</text:span></text:p>
      <text:p text:style-name="P2"><text:span text:style-name="T5">La carte Arduino/Genuino est une carte électronique simple développée par un italien nommé </text:span><text:span text:style-name="T4">Massimo</text:span><text:span text:style-name="T5"> </text:span><text:span text:style-name="T4">Banzi</text:span><text:span text:style-name="T5">. Cette carte permet de rendre l’électronique accessible au plus grand monde. Le modelé de base permet de contrôler 14 entrées/sorties digitales et 6 entrées analogiques grâce à un microcontrôleur ATMEGA-328.</text:span></text:p>
      <text:h text:style-name="Heading_20_3" text:outline-level="3"><text:bookmark-start text:name="__RefHeading___Toc228_1570085327"/><text:soft-page-break/><text:span text:style-name="T2">L</text:span>e serveur<text:bookmark-end text:name="__RefHeading___Toc228_1570085327"/></text:h>
      <text:h text:style-name="Heading_20_3" text:outline-level="3"><text:bookmark-start text:name="__RefHeading___Toc230_1570085327"/><text:span text:style-name="T2">L</text:span>'interface de contrôle<text:bookmark-end text:name="__RefHeading___Toc230_1570085327"/></text:h>
      <text:h text:style-name="Heading_20_2" text:outline-level="2"><text:bookmark-start text:name="__RefHeading___Toc232_1570085327"/><text:span text:style-name="T3">Problèmes</text:span> rencontrés<text:bookmark-end text:name="__RefHeading___Toc232_1570085327"/></text:h>
      <text:h text:style-name="P6" text:outline-level="1"><text:bookmark-start text:name="__RefHeading___Toc109_1570085327"/><text:span text:style-name="T2">P</text:span>artie personnelle<text:bookmark-end text:name="__RefHeading___Toc109_1570085327"/></text:h>
      <text:h text:style-name="P6" text:outline-level="1"><text:bookmark-start text:name="__RefHeading___Toc111_1570085327"/>Annexes<text:bookmark-end text:name="__RefHeading___Toc111_1570085327"/></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Source Code Pro" svg:font-family="'Source Code Pro'"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cccccc" draw:fill-image-width="0cm" draw:fill-image-height="0cm"/>
      <style:paragraph-properties fo:margin-left="1cm" fo:margin-right="1cm" fo:margin-top="0cm" fo:margin-bottom="0.499cm" loext:contextual-spacing="false" fo:text-indent="0cm" style:auto-text-indent="false" style:page-number="auto" fo:background-color="#cccccc" fo:padding="0.049cm" fo:border="0.06pt solid #000000" style:shadow="#808080 0.18cm 0.18cm">
        <style:tab-stops/>
        <style:drop-cap style:lines="3"/>
      </style:paragraph-properties>
      <style:text-properties style:font-name="Source Code Pro" fo:font-family="'Source Code Pro'" style:font-style-name="Normal" style:font-pitch="fixed"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top="0.423cm" fo:margin-bottom="0.212cm" loext:contextual-spacing="false" style:page-number="auto" style:shadow="none">
        <style:tab-stops/>
        <style:drop-cap/>
      </style:paragraph-properties>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loext:contextual-spacing="false" fo:text-indent="0cm"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loext:contextual-spacing="false" fo:text-indent="0.76cm" style:auto-text-indent="false">
        <style:tab-stops/>
      </style:paragraph-properties>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845c" officeooo:paragraph-rsid="000384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USSEL – LUCAS<text:tab/><text:tab/><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5-13T18:26:41.925916897</meta:creation-date>
    <dc:date>2016-05-13T19:09:52.432669849</dc:date>
    <dc:creator>Tristan </dc:creator>
    <meta:editing-duration>PT27M26S</meta:editing-duration>
    <meta:editing-cycles>3</meta:editing-cycles>
    <meta:generator>LibreOffice/4.4.6.3$Linux_x86 LibreOffice_project/e8938fd3328e95dcf59dd64e7facd2c7d67c704d</meta:generator>
    <meta:document-statistic meta:table-count="0" meta:image-count="0" meta:object-count="0" meta:page-count="4" meta:paragraph-count="41" meta:word-count="287" meta:character-count="1817" meta:non-whitespace-character-count="1553"/>
  </office:meta>
</office:document-meta>
</file>